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abd5" officeooo:paragraph-rsid="001cabd5"/>
    </style:style>
    <style:style style:name="P2" style:family="paragraph" style:parent-style-name="Text_20_body">
      <style:text-properties officeooo:rsid="001e1c3a" officeooo:paragraph-rsid="001e1c3a"/>
    </style:style>
    <style:style style:name="P3" style:family="paragraph" style:parent-style-name="Text_20_body" style:list-style-name="">
      <style:text-properties fo:font-style="italic" officeooo:rsid="001e1c3a" officeooo:paragraph-rsid="001e1c3a" style:font-style-asian="italic" style:font-style-complex="italic"/>
    </style:style>
    <style:style style:name="P4" style:family="paragraph" style:parent-style-name="Heading_20_1">
      <style:paragraph-properties fo:break-before="page"/>
      <style:text-properties officeooo:rsid="001cabd5" officeooo:paragraph-rsid="001cabd5"/>
    </style:style>
    <style:style style:name="P5" style:family="paragraph" style:parent-style-name="Heading_20_1" style:list-style-name="">
      <style:paragraph-properties fo:break-before="page"/>
      <style:text-properties fo:font-style="italic" officeooo:rsid="001cabd5" officeooo:paragraph-rsid="001cabd5" style:font-style-asian="italic" style:font-style-complex="italic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e utente</text:p>
      <text:p text:style-name="P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6">Indice generale</text:p>
          </text:index-title>
          <text:p text:style-name="P7"><text:a xlink:type="simple" xlink:href="#__RefHeading__105_706351795" text:style-name="Index_20_Link" text:visited-style-name="Index_20_Link">Sezione Alunni<text:tab/>3</text:a></text:p>
          <text:p text:style-name="P7"><text:a xlink:type="simple" xlink:href="#__RefHeading__107_706351795" text:style-name="Index_20_Link" text:visited-style-name="Index_20_Link">Sezione Aziende<text:tab/>4</text:a></text:p>
          <text:p text:style-name="P7"><text:a xlink:type="simple" xlink:href="#__RefHeading__109_706351795" text:style-name="Index_20_Link" text:visited-style-name="Index_20_Link">Sezione Progetti<text:tab/>5</text:a></text:p>
        </text:index-body>
      </text:table-of-content>
      <text:p text:style-name="P1"/>
      <text:h text:style-name="P5" text:outline-level="1">Premesse</text:h>
      <text:h text:style-name="P3" text:outline-level="1">Durante gli scorsi anni, molti componenti della nostra classe hanno avuto esperienze lavorative, grazie alla partecipazione a diversi stage. La maggior parte degli alunni ha notato che le procedure amministrative per la compilazione delle pratiche e dei documenti necessari ha comportato un considerevole dispendio di energie e di risorse da parte di alunni, segreteria e docenti. Lo <text:s/>stesso <text:s/>problema <text:s/>è <text:s/>stato <text:s/>fatto <text:s/>notare <text:s/>da <text:s/>alcuni <text:s/>professori, <text:s/>in particolar <text:s/>modo <text:s/>dal <text:s/>professor Valerio Sala, il quale ha proposto di realizzare un sistema che permettesse l'automatizzazione di tutto il processo amministrativo e burocratico. La proposta è stata accolta da quattro alunni della 5^ informatica B, i quali hanno iniziato a ideare un progetto a partire da Febbraio 2015. La stesura e la realizzazione del progetto hanno seguito le linee guida apprese grazie alla materia "Gestione <text:s/>del <text:s/>progetto <text:s/>e <text:s/>organizzazione <text:s/>dell'impresa" <text:s/>e <text:s/>al <text:s/>corso <text:s/>"Project <text:s/>Management", affrontato dalla classe durante il mese di Dicembre 2014. Grazie a questi fondamenti siamo stati in grado di pianificare correttamente il progetto e di completarne lo sviluppo. </text:h>
      <text:h text:style-name="P4" text:outline-level="1"><text:bookmark-start text:name="__RefHeading__105_706351795"/>Sezione Alunni<text:bookmark-end text:name="__RefHeading__105_706351795"/></text:h>
      <text:p text:style-name="P2">Questa sezione</text:p>
      <text:h text:style-name="P4" text:outline-level="1"><text:bookmark-start text:name="__RefHeading__107_706351795"/>Sezione Aziende<text:bookmark-end text:name="__RefHeading__107_706351795"/></text:h>
      <text:h text:style-name="P4" text:outline-level="1"><text:bookmark-start text:name="__RefHeading__109_706351795"/>Sezione Progetti<text:bookmark-end text:name="__RefHeading__109_70635179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08:51:45.427264179</meta:creation-date>
    <dc:date>2015-05-27T08:55:54.935908406</dc:date>
    <meta:editing-duration>PT2M17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6" meta:paragraph-count="11" meta:word-count="192" meta:character-count="1298" meta:non-whitespace-character-count="1093"/>
  </office:meta>
</office:document-meta>
</file>